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office:font-face-decls>
  <office:automatic-styles>
    <style:style style:name="P1" style:family="paragraph" style:parent-style-name="Preformatted_20_Text">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line-height="150%"/>
    </style:style>
    <style:style style:name="P5" style:family="paragraph" style:list-style-name="L1">
      <style:paragraph-properties fo:line-height="150%"/>
    </style:style>
    <style:style style:name="T1" style:family="text">
      <style:text-properties fo:letter-spacing="normal" loext:padding="0in" loext:border="none"/>
    </style:style>
    <style:style style:name="T2" style:family="text">
      <style:text-properties style:font-name="Time new roman" fo:letter-spacing="normal" loext:padding="0in" loext:border="none"/>
    </style:style>
    <style:style style:name="T3" style:family="text">
      <style:text-properties style:font-name="Time new roman" fo:font-size="12pt" fo:letter-spacing="normal" style:font-size-asian="12pt" style:font-size-complex="12pt" loext:padding="0in" loext:border="none"/>
    </style:style>
    <style:style style:name="T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PA ITU PPAs?</text:p>
      <text:p text:style-name="P2"/>
      <text:p text:style-name="P4">PPAs adalah singkatan dari Personal Package Archives. PPAs adalah repositori perangkat lunak yang dibuat oleh pengguna individual atau organisasi. PPAs dapat digunakan untuk menginstal perangkat lunak yang tidak tersedia di repositori perangkat lunak resmi Ubuntu.</text:p>
      <text:p text:style-name="P4"/>
      <text:p text:style-name="P4">PPAs dapat digunakan untuk menginstal perangkat lunak yang masih dalam pengembangan, perangkat lunak yang tidak kompatibel dengan versi Ubuntu saat ini, atau perangkat lunak yang tidak tersedia di repositori perangkat lunak resmi Ubuntu.</text:p>
      <text:p text:style-name="P4"/>
      <text:p text:style-name="P4">Untuk menggunakan PPAs, Anda perlu menambahkan PPA ke daftar repositori perangkat lunak Anda. Anda dapat menambahkan PPA menggunakan perintah berikut:</text:p>
      <text:p text:style-name="P1"><text:span text:style-name="Source_20_Text"><text:span text:style-name="T4">sudo add-apt-repository ppa:&lt;nama-pengguna&gt;/&lt;nama-ppa&gt;</text:span></text:span></text:p>
      <text:p text:style-name="P1"><text:span text:style-name="Source_20_Text"/></text:p>
      <text:p text:style-name="P4">Misalnya, untuk menambahkan PPA untuk perangkat lunak LibreOffice, Anda akan menggunakan perintah berikut:</text:p>
      <text:p text:style-name="P1"><text:span text:style-name="Source_20_Text"><text:span text:style-name="T4">sudo add-apt-repository ppa:libreoffice/ppa</text:span></text:span></text:p>
      <text:p text:style-name="P1"><text:span text:style-name="Source_20_Text"/></text:p>
      <text:p text:style-name="P4">Setelah Anda menambahkan PPA, Anda dapat menginstal perangkat lunak dari PPA menggunakan perintah berikut:</text:p>
      <text:p text:style-name="P1"><text:span text:style-name="Source_20_Text"><text:span text:style-name="T4">sudo apt install &lt;nama-perangkat-lunak&gt;</text:span></text:span></text:p>
      <text:p text:style-name="P1"><text:span text:style-name="Source_20_Text"/></text:p>
      <text:p text:style-name="P4">Misalnya, untuk menginstal LibreOffice, Anda akan menggunakan perintah berikut:</text:p>
      <text:p text:style-name="P1"><text:span text:style-name="Source_20_Text"><text:span text:style-name="T4">sudo apt install libreoffice</text:span></text:span></text:p>
      <text:p text:style-name="P1"><text:span text:style-name="Source_20_Text"/></text:p>
      <text:p text:style-name="P4">Untuk menghapus PPA, Anda dapat menggunakan perintah berikut:</text:p>
      <text:p text:style-name="P1"><text:span text:style-name="Source_20_Text"><text:span text:style-name="T4">sudo add-apt-repository --remove ppa:&lt;nama-pengguna&gt;/&lt;nama-ppa&gt;</text:span></text:span></text:p>
      <text:p text:style-name="P1"><text:span text:style-name="Source_20_Text"/></text:p>
      <text:p text:style-name="P4">Misalnya, untuk menghapus PPA untuk perangkat lunak LibreOffice, Anda akan menggunakan perintah berikut:</text:p>
      <text:p text:style-name="P1"><text:span text:style-name="Source_20_Text"><text:span text:style-name="T4">sudo add-apt-repository --remove ppa:libreoffice/ppa</text:span></text:span></text:p>
      <text:p text:style-name="P1"><text:span text:style-name="Source_20_Text"/></text:p>
      <text:p text:style-name="P4">Berikut adalah beberapa contoh PPAs yang populer:</text:p>
      <text:list xml:id="list3915591691" text:style-name="L1">
        <text:list-item>
          <text:p text:style-name="Text_20_body"><text:soft-page-break/>PPA untuk perangkat lunak LibreOffice: ppa:libreoffice/ppa</text:p>
        </text:list-item>
        <text:list-item>
          <text:p text:style-name="Text_20_body">PPA untuk perangkat lunak GIMP: ppa:gimp/stable</text:p>
        </text:list-item>
        <text:list-item>
          <text:p text:style-name="Text_20_body">PPA untuk perangkat lunak Inkscape: ppa:inkscape/stable</text:p>
        </text:list-item>
        <text:list-item>
          <text:p text:style-name="Text_20_body">PPA untuk perangkat lunak VLC: ppa:videolan/master</text:p>
        </text:list-item>
        <text:list-item>
          <text:p text:style-name="Text_20_body">PPA untuk perangkat lunak Firefox: ppa:mozilla/firefox-next</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08:06:55.809202956</meta:creation-date>
    <dc:date>2023-12-22T08:10:46.418281628</dc:date>
    <meta:editing-duration>PT3M51S</meta:editing-duration>
    <meta:editing-cycles>1</meta:editing-cycles>
    <meta:generator>LibreOffice/7.3.7.2$Linux_X86_64 LibreOffice_project/30$Build-2</meta:generator>
    <meta:document-statistic meta:table-count="0" meta:image-count="0" meta:object-count="0" meta:page-count="2" meta:paragraph-count="21" meta:word-count="214" meta:character-count="1722" meta:non-whitespace-character-count="1536"/>
  </office:meta>
</office:document-meta>
</file>